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922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1.2016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4.1043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4" table:default-cell-style-name="ce6"/>
        <table:table-column table:style-name="co1" table:number-columns-repeated="1012" table:default-cell-style-name="Excel_20_Built-in_20_Normal"/>
        <table:table-row table:style-name="ro2">
          <table:table-cell table:style-name="ce1" office:value-type="string">
            <text:p>Sr No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TestCase Name</text:p>
          </table:table-cell>
          <table:table-cell table:style-name="ce1" office:value-type="string">
            <text:p>Summary</text:p>
          </table:table-cell>
          <table:table-cell table:style-name="ce1" office:value-type="string">
            <text:p>Pre-Requisites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Excuted b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Screens Captured</text:p>
          </table:table-cell>
          <table:table-cell table:style-name="ce7" table:number-columns-repeated="1011"/>
        </table:table-row>
        <table:table-row table:style-name="ro3">
          <table:table-cell table:style-name="ce2" office:value-type="string" table:number-columns-spanned="13" table:number-rows-spanned="1">
            <text:p>Internal User: View Customer Dashboard with Dispensed Weights chart</text:p>
          </table:table-cell>
          <table:covered-table-cell table:number-columns-repeated="12" table:style-name="ce2"/>
          <table:table-cell table:style-name="ce7" table:number-columns-repeated="101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1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Internal user should be able perform click functionality on drop down button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2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Internal user should be able see the expanded dash board with chart according to the prototype 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3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text:s/>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User should be able to select to hide/unhide one or more of the lines from the chart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4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 Set Date in the Date field</text:p>
            <text:p>10. Click on Annually / Monthly/Daily button</text:p>
            <text:p>11. Click on EXPORT button</text:p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Internal user should be able to download the report successfully. 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5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select the required fields to be displayed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Internal user should be able to view required fields to be displayed</text:p>
            <text:p>In chart with details of date, average additional rate, addition rate, and target rate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6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.</text:p>
            <text:p>8. Click on Annually</text:p>
            <text:p>9.Set Date in the Date Field 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THEN system should display the details in chart for each year data containing values for average addition rate, addition rate and target rate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7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monthly </text:p>
            <text:p>9.Set Date in The Date field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THEN system should display the details in chart for each month data containing values for average addition rate, addition rate and target rate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8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Set Date in the Date field</text:p>
            <text:p>9. Click on Daily 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THEN system should display the details in chart for each day data containing values for average addition rate, addition rate and target rate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 Set Date in the Date field</text:p>
            <text:p>10. Click on Annually / Monthly/Daily button</text:p>
            <text:p>11. Click on EXPORT button</text:p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User should have option to select/deselect columns to be displayed in the report. Minimum one column selection would be mandatory 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10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select the frequency criteria</text:p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Based on the selection criteria of frequency - Date/Month/Year, appropriate value for date selection, month selection and year selection should be available to from date selection box </text:p>
          </table:table-cell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Dont select the date range</text:p>
            <text:p>9.try to click export Button</text:p>
            <text:p/>
          </table:table-cell>
          <table:table-cell office:value-type="string">
            <text:p>Username : XXXXXX</text:p>
            <text:p>Password : *****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Don't Select Any required filed </text:p>
            <text:p>9.try to click export Button</text:p>
            <text:p/>
          </table:table-cell>
          <table:table-cell office:value-type="string">
            <text:p>Username : XXXXXX</text:p>
            <text:p>Password : *****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try to enter To and From Date in Reverse Order</text:p>
            <text:p/>
          </table:table-cell>
          <table:table-cell office:value-type="string">
            <text:p>Username : XXXXXX</text:p>
            <text:p>Password : *****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try to enter To and From Date in Reverse Order</text:p>
            <text:p/>
          </table:table-cell>
          <table:table-cell office:value-type="string">
            <text:p>Username : XXXXXX</text:p>
            <text:p>Password : *****</text:p>
          </table:table-cell>
          <table:table-cell table:number-columns-repeated="1017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 Set Date in the Date field</text:p>
            <text:p>10. Click on Annually / Monthly/Daily button</text:p>
            <text:p>11. Click on EXPORT button</text:p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Using ‘Export’ button option, displayed report can be exported to various formats like xlsx &amp; pdf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View_Dispensed_Weights_chart</text:p>
          </table:table-cell>
          <table:table-cell office:value-type="string">
            <text:p>FUN_ Dashboard_View Customer_Check Customer Table_Dispensed weights chart_01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office:value-type="string">
            <text:p>Customer's Table in Dashboard should be visible with drop down functionality which enables us to view dispensed weights chart</text:p>
          </table:table-cell>
          <table:table-cell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/>
            <text:p/>
          </table:table-cell>
          <table:table-cell office:value-type="string">
            <text:p>Username : XXXXXX</text:p>
            <text:p>Password : *****</text:p>
          </table:table-cell>
          <table:table-cell office:value-type="string">
            <text:p>Internal user should be able to view <text:s/>the latest data refresh date and time </text:p>
          </table:table-cell>
          <table:table-cell table:number-columns-repeated="1016"/>
        </table:table-row>
        <table:table-row table:style-name="ro6" table:number-rows-repeated="12">
          <table:table-cell table:style-name="Default" table:number-columns-repeated="3"/>
          <table:table-cell/>
          <table:table-cell table:style-name="Default" table:number-columns-repeated="1020"/>
        </table:table-row>
        <table:table-row table:style-name="ro6">
          <table:table-cell table:style-name="Default" table:number-columns-repeated="3"/>
          <table:table-cell/>
          <table:table-cell table:style-name="Default"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1/22/2022</text:date>, <text:time>11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kunchala</meta:initial-creator>
    <meta:creation-date>2022-01-16T10:00:15.82</meta:creation-date>
    <dc:date>2022-01-22T11:35:57.31</dc:date>
    <dc:creator>praveen kunchala</dc:creator>
    <meta:editing-duration>PT1H12M25S</meta:editing-duration>
    <meta:editing-cycles>2</meta:editing-cycles>
    <meta:generator>OpenOffice/4.1.7$Win32 OpenOffice.org_project/417m1$Build-9800</meta:generator>
    <meta:document-statistic meta:table-count="3" meta:cell-count="138" meta:object-count="0"/>
  </office:meta>
</office:document-meta>
</file>